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366">
      <style:table-properties style:writing-mode="lr-tb"/>
    </style:style>
    <style:style style:family="table-column" style:name="a367">
      <style:table-column-properties style:column-width="2.96296in"/>
    </style:style>
    <style:style style:family="table-column" style:name="a368">
      <style:table-column-properties style:column-width="2.96296in"/>
    </style:style>
    <style:style style:family="table-row" style:name="a369">
      <style:table-row-properties style:row-height="0.40556in"/>
    </style:style>
    <style:style style:family="text" style:name="a380">
      <style:text-properties fo:language="en" style:language-asian="zh" fo:country="US" style:country-asian="CN"/>
    </style:style>
    <style:style style:family="text" style:name="a381">
      <style:text-properties fo:language="en" style:language-asian="zh" fo:country="US" style:country-asian="CN"/>
    </style:style>
    <style:style style:family="paragraph" style:name="a382">
      <style:paragraph-properties/>
    </style:style>
    <style:style style:family="table-cell" style:name="a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5">
      <style:text-properties fo:language="en" style:language-asian="zh" fo:country="US" style:country-asian="CN"/>
    </style:style>
    <style:style style:family="text" style:name="a386">
      <style:text-properties fo:language="en" style:language-asian="zh" fo:country="US" style:country-asian="CN"/>
    </style:style>
    <style:style style:family="paragraph" style:name="a387">
      <style:paragraph-properties/>
    </style:style>
    <style:style style:family="table-cell" style:name="a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0">
      <style:text-properties fo:language="en" style:language-asian="zh" fo:country="US" style:country-asian="CN"/>
    </style:style>
    <style:style style:family="text" style:name="a371">
      <style:text-properties fo:language="en" style:language-asian="zh" fo:country="US" style:country-asian="CN"/>
    </style:style>
    <style:style style:family="paragraph" style:name="a372">
      <style:paragraph-properties/>
    </style:style>
    <style:style style:family="table-cell" style:name="a3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5">
      <style:text-properties fo:language="en" style:language-asian="zh" fo:country="US" style:country-asian="CN"/>
    </style:style>
    <style:style style:family="text" style:name="a376">
      <style:text-properties fo:language="en" style:language-asian="zh" fo:country="US" style:country-asian="CN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79">
      <style:table-row-properties style:row-height="0.40556in"/>
    </style:style>
    <text:list-style style:name="a388"/>
    <text:list-style style:name="a383"/>
    <text:list-style style:name="a373"/>
  </office:automatic-styles>
  <office:body>
    <office:presentation>
      <draw:page draw:name="Slide1" draw:style-name="a365" draw:master-page-name="Master1-Layout1-title-标题幻灯片" presentation:presentation-page-layout-name="Master1-PPL1" draw:id="Slide-256">
        <draw:frame draw:id="id63" draw:name="表格 2" svg:x="2.22222in" svg:y="0.78704in" svg:width="5.92593in" svg:height="0.81111in">
          <table:table table:style-name="a36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67" table:default-cell-style-name=""/>
            <table:table-column table:style-name="a368" table:default-cell-style-name=""/>
            <table:table-row table:style-name="a369" table:default-cell-style-name="">
              <table:table-cell table:style-name="a374">
                <text:list text:style-name="a373">
                  <text:list-item>
                    <text:p text:style-name="a372" text:class-names="" text:cond-style-name=""><text:span text:style-name="a370" text:class-names="">Row1col1</text:span><text:span text:style-name="a371" text:class-names=""/></text:p>
                  </text:list-item>
                </text:list>
              </table:table-cell>
              <table:table-cell table:style-name="a378">
                <text:p text:style-name="a377" text:class-names="" text:cond-style-name=""><text:span text:style-name="a375" text:class-names="">Row1col2</text:span><text:span text:style-name="a376" text:class-names=""/></text:p>
              </table:table-cell>
            </table:table-row>
            <table:table-row table:style-name="a379" table:default-cell-style-name="">
              <table:table-cell table:style-name="a384">
                <text:list text:style-name="a383">
                  <text:list-item>
                    <text:p text:style-name="a382" text:class-names="" text:cond-style-name=""><text:span text:style-name="a380" text:class-names="">row2col1</text:span><text:span text:style-name="a381" text:class-names=""/></text:p>
                  </text:list-item>
                </text:list>
              </table:table-cell>
              <table:table-cell table:style-name="a389">
                <text:list text:style-name="a388">
                  <text:list-item>
                    <text:p text:style-name="a387" text:class-names="" text:cond-style-name=""><text:span text:style-name="a385" text:class-names="">row2col2</text:span><text:span text:style-name="a386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d2deef"/>
    </style:style>
    <style:style style:family="table-cell" style:name="a3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d2deef"/>
    </style:style>
    <style:style style:family="table-cell" style:name="a35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21/4/9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标题幻灯片" style:page-layout-name="pageLayout1" draw:style-name="a32">
      <draw:frame draw:id="id5" presentation:style-name="a36" draw:name="标题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单击此处编辑母版标题样式</text:span><text:span text:style-name="a34" text:class-names=""/></text:p>
        </draw:text-box>
        <svg:title/>
        <svg:desc/>
      </draw:frame>
      <draw:frame draw:id="id6" presentation:style-name="a40" draw:name="副标题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单击以编辑母版副标题样式</text:span><text:span text:style-name="a38" text:class-names=""/></text:p>
        </draw:text-box>
        <svg:title/>
        <svg:desc/>
      </draw:frame>
      <draw:frame draw:id="id7" presentation:style-name="a44" draw:name="日期占位符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21/4/9</text:date></text:span></text:p>
        </draw:text-box>
        <svg:title/>
        <svg:desc/>
      </draw:frame>
      <draw:frame draw:id="id8" presentation:style-name="a47" draw:name="页脚占位符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灯片编号占位符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标题和内容" style:page-layout-name="pageLayout1" draw:style-name="a51">
      <draw:frame draw:id="id10" presentation:style-name="a55" draw:name="标题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单击此处编辑母版标题样式</text:span><text:span text:style-name="a53" text:class-names=""/></text:p>
        </draw:text-box>
        <svg:title/>
        <svg:desc/>
      </draw:frame>
      <draw:frame draw:id="id11" presentation:style-name="a72" draw:name="内容占位符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编辑母版文本样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级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级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级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占位符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21/4/9</text:date></text:span></text:p>
        </draw:text-box>
        <svg:title/>
        <svg:desc/>
      </draw:frame>
      <draw:frame draw:id="id13" presentation:style-name="a79" draw:name="页脚占位符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灯片编号占位符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节标题" style:page-layout-name="pageLayout1" draw:style-name="a83">
      <draw:frame draw:id="id15" presentation:style-name="a87" draw:name="标题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6" presentation:style-name="a91" draw:name="文本占位符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编辑母版文本样式</text:span></text:p>
            </text:list-item>
          </text:list>
        </draw:text-box>
        <svg:title/>
        <svg:desc/>
      </draw:frame>
      <draw:frame draw:id="id17" presentation:style-name="a95" draw:name="日期占位符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21/4/9</text:date></text:span></text:p>
        </draw:text-box>
        <svg:title/>
        <svg:desc/>
      </draw:frame>
      <draw:frame draw:id="id18" presentation:style-name="a98" draw:name="页脚占位符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灯片编号占位符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两栏内容" style:page-layout-name="pageLayout1" draw:style-name="a102">
      <draw:frame draw:id="id20" presentation:style-name="a106" draw:name="标题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单击此处编辑母版标题样式</text:span><text:span text:style-name="a104" text:class-names=""/></text:p>
        </draw:text-box>
        <svg:title/>
        <svg:desc/>
      </draw:frame>
      <draw:frame draw:id="id21" presentation:style-name="a123" draw:name="内容占位符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编辑母版文本样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级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级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级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内容占位符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编辑母版文本样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级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级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级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占位符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21/4/9</text:date></text:span></text:p>
        </draw:text-box>
        <svg:title/>
        <svg:desc/>
      </draw:frame>
      <draw:frame draw:id="id24" presentation:style-name="a147" draw:name="页脚占位符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灯片编号占位符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较" style:page-layout-name="pageLayout1" draw:style-name="a151">
      <draw:frame draw:id="id26" presentation:style-name="a155" draw:name="标题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单击此处编辑母版标题样式</text:span><text:span text:style-name="a153" text:class-names=""/></text:p>
        </draw:text-box>
        <svg:title/>
        <svg:desc/>
      </draw:frame>
      <draw:frame draw:id="id27" presentation:style-name="a159" draw:name="文本占位符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编辑母版文本样式</text:span></text:p>
            </text:list-item>
          </text:list>
        </draw:text-box>
        <svg:title/>
        <svg:desc/>
      </draw:frame>
      <draw:frame draw:id="id28" presentation:style-name="a176" draw:name="内容占位符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编辑母版文本样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级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级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级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本占位符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编辑母版文本样式</text:span></text:p>
            </text:list-item>
          </text:list>
        </draw:text-box>
        <svg:title/>
        <svg:desc/>
      </draw:frame>
      <draw:frame draw:id="id30" presentation:style-name="a197" draw:name="内容占位符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级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级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级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占位符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21/4/9</text:date></text:span></text:p>
        </draw:text-box>
        <svg:title/>
        <svg:desc/>
      </draw:frame>
      <draw:frame draw:id="id32" presentation:style-name="a204" draw:name="页脚占位符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灯片编号占位符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仅标题" style:page-layout-name="pageLayout1" draw:style-name="a208">
      <draw:frame draw:id="id34" presentation:style-name="a212" draw:name="标题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单击此处编辑母版标题样式</text:span><text:span text:style-name="a210" text:class-names=""/></text:p>
        </draw:text-box>
        <svg:title/>
        <svg:desc/>
      </draw:frame>
      <draw:frame draw:id="id35" presentation:style-name="a216" draw:name="日期占位符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21/4/9</text:date></text:span></text:p>
        </draw:text-box>
        <svg:title/>
        <svg:desc/>
      </draw:frame>
      <draw:frame draw:id="id36" presentation:style-name="a219" draw:name="页脚占位符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灯片编号占位符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占位符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21/4/9</text:date></text:span></text:p>
        </draw:text-box>
        <svg:title/>
        <svg:desc/>
      </draw:frame>
      <draw:frame draw:id="id39" presentation:style-name="a230" draw:name="页脚占位符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灯片编号占位符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内容与标题" style:page-layout-name="pageLayout1" draw:style-name="a234">
      <draw:frame draw:id="id41" presentation:style-name="a238" draw:name="标题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42" presentation:style-name="a255" draw:name="内容占位符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本占位符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</draw:text-box>
        <svg:title/>
        <svg:desc/>
      </draw:frame>
      <draw:frame draw:id="id44" presentation:style-name="a263" draw:name="日期占位符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21/4/9</text:date></text:span></text:p>
        </draw:text-box>
        <svg:title/>
        <svg:desc/>
      </draw:frame>
      <draw:frame draw:id="id45" presentation:style-name="a266" draw:name="页脚占位符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灯片编号占位符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图片与标题" style:page-layout-name="pageLayout1" draw:style-name="a270">
      <draw:frame draw:id="id47" presentation:style-name="a274" draw:name="标题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单击此处编辑母版标题样式</text:span><text:span text:style-name="a272" text:class-names=""/></text:p>
        </draw:text-box>
        <svg:title/>
        <svg:desc/>
      </draw:frame>
      <draw:frame draw:id="id48" presentation:style-name="a277" draw:name="图片占位符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本占位符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编辑母版文本样式</text:span></text:p>
            </text:list-item>
          </text:list>
        </draw:text-box>
        <svg:title/>
        <svg:desc/>
      </draw:frame>
      <draw:frame draw:id="id50" presentation:style-name="a285" draw:name="日期占位符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21/4/9</text:date></text:span></text:p>
        </draw:text-box>
        <svg:title/>
        <svg:desc/>
      </draw:frame>
      <draw:frame draw:id="id51" presentation:style-name="a288" draw:name="页脚占位符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灯片编号占位符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标题和竖排文字" style:page-layout-name="pageLayout1" draw:style-name="a292">
      <draw:frame draw:id="id53" presentation:style-name="a296" draw:name="标题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单击此处编辑母版标题样式</text:span><text:span text:style-name="a294" text:class-names=""/></text:p>
        </draw:text-box>
        <svg:title/>
        <svg:desc/>
      </draw:frame>
      <draw:frame draw:id="id54" presentation:style-name="a313" draw:name="竖排文字占位符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编辑母版文本样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级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级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级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占位符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21/4/9</text:date></text:span></text:p>
        </draw:text-box>
        <svg:title/>
        <svg:desc/>
      </draw:frame>
      <draw:frame draw:id="id56" presentation:style-name="a320" draw:name="页脚占位符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灯片编号占位符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竖排标题与文本" style:page-layout-name="pageLayout1" draw:style-name="a324">
      <draw:frame draw:id="id58" presentation:style-name="a328" draw:name="竖排标题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单击此处编辑母版标题样式</text:span><text:span text:style-name="a326" text:class-names=""/></text:p>
        </draw:text-box>
        <svg:title/>
        <svg:desc/>
      </draw:frame>
      <draw:frame draw:id="id59" presentation:style-name="a345" draw:name="竖排文字占位符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级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占位符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21/4/9</text:date></text:span></text:p>
        </draw:text-box>
        <svg:title/>
        <svg:desc/>
      </draw:frame>
      <draw:frame draw:id="id61" presentation:style-name="a352" draw:name="页脚占位符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灯片编号占位符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9T02:28:48Z</dc:date>
    <meta:template xlink:href="Organic" xlink:type="simple"/>
    <meta:editing-cycles>1</meta:editing-cycles>
    <meta:editing-duration>PT388S</meta:editing-duration>
    <meta:document-statistic meta:paragraph-count="4" meta:word-count="4"/>
  </office:meta>
</office:document-meta>
</file>